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vertical-align="middle"/>
    </style:style>
    <style:style style:name="gr2" style:family="graphic" style:parent-style-name="standard">
      <style:graphic-properties draw:fill="solid" draw:fill-color="#c0c0c0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ffffff" draw:textarea-vertical-align="middle"/>
    </style:style>
    <style:style style:name="gr6" style:family="graphic" style:parent-style-name="standard">
      <style:graphic-properties draw:fill="solid" draw:fill-color="#ffff00" draw:textarea-vertical-align="middle"/>
    </style:style>
    <style:style style:name="gr7" style:family="graphic" style:parent-style-name="standard">
      <style:graphic-properties draw:fill="solid" draw:fill-color="#008000" draw:textarea-vertical-align="middle"/>
    </style:style>
    <style:style style:name="gr8" style:family="graphic" style:parent-style-name="objectwithoutfill">
      <style:graphic-properties draw:stroke="dash" draw:stroke-dash="Line_20_Style_20_9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381cm"/>
    </style:style>
    <style:style style:name="gr10" style:family="graphic" style:parent-style-name="standard">
      <style:graphic-properties draw:fill="solid" draw:fill-color="#c0c0c0" draw:textarea-vertical-align="middle"/>
    </style:style>
    <style:style style:name="gr11" style:family="graphic" style:parent-style-name="standard">
      <style:graphic-properties draw:fill="solid" draw:fill-color="#00ff00" draw:textarea-vertical-align="middle"/>
    </style:style>
    <style:style style:name="gr12" style:family="graphic" style:parent-style-name="objectwithoutfill">
      <style:graphic-properties draw:fill="solid" draw:fill-color="#00ff00" draw:textarea-vertical-align="middle"/>
    </style:style>
    <style:style style:name="gr13" style:family="graphic" style:parent-style-name="standard">
      <style:graphic-properties draw:fill="solid" draw:fill-color="#ffffff" draw:textarea-vertical-align="middle"/>
    </style:style>
    <style:style style:name="gr14" style:family="graphic" style:parent-style-name="standard">
      <style:graphic-properties draw:stroke="none" draw:fill="none" fo:min-height="0.409cm"/>
    </style:style>
    <style:style style:name="gr15" style:family="graphic" style:parent-style-name="standard">
      <style:graphic-properties draw:stroke="none" draw:fill="none" fo:min-height="1.754cm"/>
    </style:style>
    <style:style style:name="gr16" style:family="graphic" style:parent-style-name="standard">
      <style:graphic-properties draw:stroke="none" svg:stroke-color="#000000" draw:fill="none" draw:fill-color="#ffffff" fo:min-height="0.766cm"/>
    </style:style>
    <style:style style:name="gr17" style:family="graphic" style:parent-style-name="objectwithoutfill">
      <style:graphic-properties draw:marker-end="Arrowheads_20_2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1pt" style:font-size-asian="11pt" style:font-size-complex="11pt"/>
    </style:style>
    <style:style style:name="P7" style:family="paragraph">
      <style:paragraph-properties fo:text-align="center"/>
      <style:text-properties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8pt"/>
    </style:style>
    <style:style style:name="P8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paragraph-properties fo:text-align="center"/>
      <style:text-properties fo:font-family="Arial" style:font-family-generic="roman" style:font-pitch="variable" fo:font-size="6pt" style:font-family-asian="Arial" style:font-family-generic-asian="roman" style:font-pitch-asian="variable" style:font-size-asian="6pt" style:font-family-complex="Arial" style:font-family-generic-complex="roman" style:font-pitch-complex="variable" style:font-size-complex="6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family="Arial" style:font-family-generic="roman" style:font-pitch="variable" fo:font-size="8pt" style:font-family-asian="Arial" style:font-family-generic-asian="roman" style:font-pitch-asian="variable" style:font-size-asian="8pt" style:font-family-complex="Arial" style:font-family-generic-complex="roman" style:font-pitch-complex="variable" style:font-size-complex="8pt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family="Arial" style:font-family-generic="roman" style:font-pitch="variable" fo:font-size="6pt" style:font-family-asian="Arial" style:font-family-generic-asian="roman" style:font-pitch-asian="variable" style:font-size-asian="6pt" style:font-family-complex="Arial" style:font-family-generic-complex="roman" style:font-pitch-complex="variable" style:font-size-complex="6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6pt" fo:font-style="normal" fo:text-shadow="none" style:text-underline-style="none" fo:font-weight="normal" style:letter-kerning="true" style:font-family-asian="Arial" style:font-family-generic-asian="roman" style:font-pitch-asian="variable" style:font-size-asian="6pt" style:font-style-asian="normal" style:font-weight-asian="normal" style:font-family-complex="Arial" style:font-family-generic-complex="roman" style:font-pitch-complex="variable" style:font-size-complex="3.4000000953674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roman" style:font-pitch="variable" fo:font-size="6pt" style:font-family-asian="Arial" style:font-family-generic-asian="roman" style:font-pitch-asian="variable" style:font-size-asian="6pt" style:font-family-complex="Arial" style:font-family-generic-complex="roman" style:font-pitch-complex="variable" style:font-size-complex="3.40000009536743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2.54cm" svg:x="11.642cm" svg:y="19.506cm">
          <text:p/>
        </draw:rect>
        <draw:rect draw:style-name="gr2" draw:text-style-name="P2" draw:layer="layout" svg:width="3.81cm" svg:height="2.54cm" svg:x="2.524cm" svg:y="3.816cm">
          <text:p/>
        </draw:rect>
        <draw:line draw:style-name="gr3" draw:text-style-name="P2" draw:layer="layout" svg:x1="4.435cm" svg:y1="6.388cm" svg:x2="4.423cm" svg:y2="3.822cm">
          <text:p/>
        </draw:line>
        <draw:rect draw:style-name="gr4" draw:text-style-name="P3" draw:layer="layout" svg:width="1.524cm" svg:height="2.032cm" svg:x="3.667cm" svg:y="4.07cm">
          <text:p text:style-name="P2"><text:span text:style-name="T1">Chronos</text:span></text:p>
          <text:p text:style-name="P2"><text:span text:style-name="T1">Logo</text:span></text:p>
        </draw:rect>
        <draw:rect draw:style-name="gr2" draw:text-style-name="P2" draw:layer="layout" svg:width="3.81cm" svg:height="2.54cm" svg:x="12.523cm" svg:y="3.815cm">
          <text:p/>
        </draw:rect>
        <draw:line draw:style-name="gr3" draw:text-style-name="P2" draw:layer="layout" svg:x1="14.434cm" svg:y1="6.387cm" svg:x2="14.422cm" svg:y2="3.821cm">
          <text:p/>
        </draw:line>
        <draw:rect draw:style-name="gr4" draw:text-style-name="P3" draw:layer="layout" svg:width="1.904cm" svg:height="2.513cm" svg:x="14.432cm" svg:y="3.843cm">
          <text:p text:style-name="P2"><text:span text:style-name="T1">Chronos</text:span></text:p>
          <text:p text:style-name="P2"><text:span text:style-name="T1">Logo</text:span></text:p>
        </draw:rect>
        <draw:rect draw:style-name="gr5" draw:text-style-name="P4" draw:layer="layout" svg:width="1.918cm" svg:height="0.838cm" svg:x="12.518cm" svg:y="3.82cm">
          <text:p text:style-name="P2"><text:span text:style-name="T2">Hero</text:span></text:p>
          <text:p text:style-name="P2"><text:span text:style-name="T2">Registry</text:span></text:p>
        </draw:rect>
        <draw:rect draw:style-name="gr6" draw:text-style-name="P4" draw:layer="layout" svg:width="1.918cm" svg:height="0.838cm" svg:x="12.517cm" svg:y="4.645cm">
          <text:p text:style-name="P2"><text:span text:style-name="T2">Meeting</text:span></text:p>
          <text:p text:style-name="P2"><text:span text:style-name="T2">Hall</text:span></text:p>
        </draw:rect>
        <draw:rect draw:style-name="gr7" draw:text-style-name="P4" draw:layer="layout" svg:width="1.918cm" svg:height="0.907cm" svg:x="12.516cm" svg:y="5.467cm">
          <text:p text:style-name="P2"><text:span text:style-name="T2">Adventures</text:span></text:p>
        </draw:rect>
        <draw:circle draw:style-name="gr4" draw:text-style-name="P4" draw:layer="layout" svg:width="0.428cm" svg:height="0.427cm" svg:x="12.031cm" svg:y="4.018cm">
          <text:p text:style-name="P2"><text:span text:style-name="T2">A</text:span></text:p>
        </draw:circle>
        <draw:circle draw:style-name="gr4" draw:text-style-name="P4" draw:layer="layout" svg:width="0.428cm" svg:height="0.427cm" svg:x="12.031cm" svg:y="4.88cm">
          <text:p text:style-name="P2"><text:span text:style-name="T2">B</text:span></text:p>
        </draw:circle>
        <draw:circle draw:style-name="gr4" draw:text-style-name="P4" draw:layer="layout" svg:width="0.428cm" svg:height="0.427cm" svg:x="12.031cm" svg:y="5.74cm">
          <text:p text:style-name="P2"><text:span text:style-name="T2">C</text:span></text:p>
        </draw:circle>
        <draw:line draw:style-name="gr8" draw:text-style-name="P2" draw:layer="layout" svg:x1="6.842cm" svg:y1="5.086cm" svg:x2="10.779cm" svg:y2="5.086cm">
          <text:p/>
        </draw:line>
        <draw:frame draw:style-name="gr9" draw:text-style-name="P5" draw:layer="layout" svg:width="3.81cm" svg:height="0.645cm" svg:x="6.842cm" svg:y="5.113cm">
          <draw:text-box>
            <text:p><text:span text:style-name="T3">automatic transition</text:span></text:p>
          </draw:text-box>
        </draw:frame>
        <draw:rect draw:style-name="gr10" draw:text-style-name="P1" draw:layer="layout" svg:width="1.905cm" svg:height="2.54cm" svg:x="3.667cm" svg:y="9.211cm">
          <text:p text:style-name="P2"><text:span text:style-name="T4">Hero Input</text:span></text:p>
          <text:p text:style-name="P2"><text:span text:style-name="T4">Dialog</text:span></text:p>
        </draw:rect>
        <draw:rect draw:style-name="gr4" draw:text-style-name="P3" draw:layer="layout" svg:width="1.904cm" svg:height="2.536cm" svg:x="5.558cm" svg:y="9.211cm">
          <text:p text:style-name="P2"><text:span text:style-name="T1">Bartleby</text:span></text:p>
          <text:p text:style-name="P2"><text:span text:style-name="T1">(Registrar)</text:span></text:p>
        </draw:rect>
        <draw:circle draw:style-name="gr4" draw:text-style-name="P4" draw:layer="layout" svg:width="0.428cm" svg:height="0.427cm" svg:x="2.531cm" svg:y="10.117cm">
          <text:p text:style-name="P2"><text:span text:style-name="T2">A</text:span></text:p>
        </draw:circle>
        <draw:rect draw:style-name="gr10" draw:text-style-name="P1" draw:layer="layout" svg:width="1.905cm" svg:height="2.54cm" svg:x="11.667cm" svg:y="9.21cm">
          <text:p text:style-name="P2"><text:span text:style-name="T3">Hero</text:span></text:p>
          <text:p text:style-name="P2"><text:span text:style-name="T3">Output</text:span></text:p>
          <text:p text:style-name="P2"><text:span text:style-name="T3">Dialog</text:span></text:p>
        </draw:rect>
        <draw:rect draw:style-name="gr4" draw:text-style-name="P3" draw:layer="layout" svg:width="1.904cm" svg:height="2.536cm" svg:x="13.558cm" svg:y="9.21cm">
          <text:p text:style-name="P2"><text:span text:style-name="T1">Bartleby</text:span></text:p>
          <text:p text:style-name="P2"><text:span text:style-name="T1">(Registrar)</text:span></text:p>
        </draw:rect>
        <draw:frame draw:style-name="gr9" draw:text-style-name="P6" draw:layer="layout" svg:width="3.81cm" svg:height="0.683cm" svg:x="2.524cm" svg:y="6.483cm">
          <draw:text-box>
            <text:p text:style-name="P2"><text:span text:style-name="T5">Upon Launch</text:span></text:p>
          </draw:text-box>
        </draw:frame>
        <draw:frame draw:style-name="gr9" draw:text-style-name="P6" draw:layer="layout" svg:width="3.81cm" svg:height="1.115cm" svg:x="12.524cm" svg:y="6.484cm">
          <draw:text-box>
            <text:p text:style-name="P2"><text:span text:style-name="T5">Home Page after Initialization</text:span></text:p>
          </draw:text-box>
        </draw:frame>
        <draw:frame draw:style-name="gr9" draw:text-style-name="P6" draw:layer="layout" svg:width="3.81cm" svg:height="1.115cm" svg:x="3.724cm" svg:y="11.885cm">
          <draw:text-box>
            <text:p text:style-name="P2"><text:span text:style-name="T5">Enter input to create a Hero</text:span></text:p>
          </draw:text-box>
        </draw:frame>
        <draw:frame draw:style-name="gr9" draw:text-style-name="P6" draw:layer="layout" svg:width="3.81cm" svg:height="1.115cm" svg:x="11.724cm" svg:y="11.886cm">
          <draw:text-box>
            <text:p text:style-name="P2"><text:span text:style-name="T5">See result of Hero created</text:span></text:p>
          </draw:text-box>
        </draw:frame>
        <draw:line draw:style-name="gr8" draw:text-style-name="P2" draw:layer="layout" svg:x1="8.142cm" svg:y1="10.136cm" svg:x2="10.871cm" svg:y2="10.136cm">
          <text:p/>
        </draw:line>
        <draw:frame draw:style-name="gr9" draw:text-style-name="P5" draw:layer="layout" svg:width="2.641cm" svg:height="0.645cm" svg:x="8.142cm" svg:y="10.163cm">
          <draw:text-box>
            <text:p><text:span text:style-name="T3">Submit Input</text:span></text:p>
          </draw:text-box>
        </draw:frame>
        <draw:rect draw:style-name="gr2" draw:text-style-name="P1" draw:layer="layout" svg:width="1.905cm" svg:height="2.54cm" svg:x="3.667cm" svg:y="14.311cm">
          <text:p/>
        </draw:rect>
        <draw:rect draw:style-name="gr4" draw:text-style-name="P3" draw:layer="layout" svg:width="1.904cm" svg:height="2.536cm" svg:x="5.558cm" svg:y="14.311cm">
          <text:p text:style-name="P2"><text:span text:style-name="T1">Meeting</text:span></text:p>
          <text:p text:style-name="P2"><text:span text:style-name="T1">Hall</text:span></text:p>
        </draw:rect>
        <draw:circle draw:style-name="gr4" draw:text-style-name="P4" draw:layer="layout" svg:width="0.428cm" svg:height="0.427cm" svg:x="2.531cm" svg:y="15.217cm">
          <text:p text:style-name="P2"><text:span text:style-name="T2">B</text:span></text:p>
        </draw:circle>
        <draw:frame draw:style-name="gr9" draw:text-style-name="P6" draw:layer="layout" svg:width="3.81cm" svg:height="0.683cm" svg:x="3.724cm" svg:y="16.985cm">
          <draw:text-box>
            <text:p text:style-name="P2"><text:span text:style-name="T5">Create a Team</text:span></text:p>
          </draw:text-box>
        </draw:frame>
        <draw:g>
          <draw:rect draw:style-name="gr11" draw:text-style-name="P1" draw:layer="layout" svg:width="0.525cm" svg:height="1.271cm" svg:x="4.766cm" svg:y="14.738cm">
            <text:p/>
          </draw:rect>
          <draw:line draw:style-name="gr12" draw:text-style-name="P2" draw:layer="layout" svg:x1="4.831cm" svg:y1="15.005cm" svg:x2="5.235cm" svg:y2="15.005cm">
            <text:p/>
          </draw:line>
          <draw:line draw:style-name="gr12" draw:text-style-name="P2" draw:layer="layout" svg:x1="4.831cm" svg:y1="15.187cm" svg:x2="5.235cm" svg:y2="15.187cm">
            <text:p/>
          </draw:line>
          <draw:line draw:style-name="gr12" draw:text-style-name="P2" draw:layer="layout" svg:x1="4.831cm" svg:y1="15.369cm" svg:x2="5.235cm" svg:y2="15.369cm">
            <text:p/>
          </draw:line>
          <draw:line draw:style-name="gr12" draw:text-style-name="P2" draw:layer="layout" svg:x1="4.831cm" svg:y1="15.551cm" svg:x2="5.235cm" svg:y2="15.551cm">
            <text:p/>
          </draw:line>
          <draw:line draw:style-name="gr12" draw:text-style-name="P2" draw:layer="layout" svg:x1="4.831cm" svg:y1="15.913cm" svg:x2="5.235cm" svg:y2="15.913cm">
            <text:p/>
          </draw:line>
          <draw:line draw:style-name="gr12" draw:text-style-name="P2" draw:layer="layout" svg:x1="4.831cm" svg:y1="15.733cm" svg:x2="5.235cm" svg:y2="15.733cm">
            <text:p/>
          </draw:line>
          <draw:line draw:style-name="gr12" draw:text-style-name="P2" draw:layer="layout" svg:x1="4.831cm" svg:y1="14.823cm" svg:x2="5.235cm" svg:y2="14.823cm">
            <text:p/>
          </draw:line>
        </draw:g>
        <draw:g>
          <draw:rect draw:style-name="gr11" draw:text-style-name="P1" draw:layer="layout" svg:width="0.525cm" svg:height="1.271cm" svg:x="3.866cm" svg:y="14.738cm">
            <text:p/>
          </draw:rect>
          <draw:line draw:style-name="gr12" draw:text-style-name="P2" draw:layer="layout" svg:x1="3.931cm" svg:y1="15.005cm" svg:x2="4.335cm" svg:y2="15.005cm">
            <text:p/>
          </draw:line>
          <draw:line draw:style-name="gr12" draw:text-style-name="P2" draw:layer="layout" svg:x1="3.931cm" svg:y1="15.187cm" svg:x2="4.335cm" svg:y2="15.187cm">
            <text:p/>
          </draw:line>
          <draw:line draw:style-name="gr12" draw:text-style-name="P2" draw:layer="layout" svg:x1="3.931cm" svg:y1="15.369cm" svg:x2="4.335cm" svg:y2="15.369cm">
            <text:p/>
          </draw:line>
          <draw:line draw:style-name="gr12" draw:text-style-name="P2" draw:layer="layout" svg:x1="3.931cm" svg:y1="15.551cm" svg:x2="4.335cm" svg:y2="15.551cm">
            <text:p/>
          </draw:line>
          <draw:line draw:style-name="gr12" draw:text-style-name="P2" draw:layer="layout" svg:x1="3.931cm" svg:y1="15.913cm" svg:x2="4.335cm" svg:y2="15.913cm">
            <text:p/>
          </draw:line>
          <draw:line draw:style-name="gr12" draw:text-style-name="P2" draw:layer="layout" svg:x1="3.931cm" svg:y1="15.733cm" svg:x2="4.335cm" svg:y2="15.733cm">
            <text:p/>
          </draw:line>
          <draw:line draw:style-name="gr12" draw:text-style-name="P2" draw:layer="layout" svg:x1="3.931cm" svg:y1="14.823cm" svg:x2="4.335cm" svg:y2="14.823cm">
            <text:p/>
          </draw:line>
        </draw:g>
        <draw:rect draw:style-name="gr13" draw:text-style-name="P2" draw:layer="layout" svg:width="1.651cm" svg:height="0.381cm" svg:x="3.794cm" svg:y="16.284cm">
          <text:p/>
        </draw:rect>
        <draw:frame draw:style-name="gr14" draw:text-style-name="P7" draw:layer="layout" svg:width="2.159cm" svg:height="0.659cm" svg:x="3.54cm" svg:y="14.228cm">
          <draw:text-box>
            <text:p text:style-name="P2"><text:span text:style-name="T6">Create Team</text:span></text:p>
          </draw:text-box>
        </draw:frame>
        <draw:rect draw:style-name="gr2" draw:text-style-name="P1" draw:layer="layout" svg:width="1.905cm" svg:height="2.54cm" svg:x="3.667cm" svg:y="19.511cm">
          <text:p/>
        </draw:rect>
        <draw:rect draw:style-name="gr4" draw:text-style-name="P3" draw:layer="layout" svg:width="1.904cm" svg:height="2.536cm" svg:x="5.558cm" svg:y="19.511cm">
          <text:p text:style-name="P2"><text:span text:style-name="T1">Chronos</text:span></text:p>
          <text:p text:style-name="P2"><text:span text:style-name="T1">Logo</text:span></text:p>
        </draw:rect>
        <draw:circle draw:style-name="gr4" draw:text-style-name="P4" draw:layer="layout" svg:width="0.428cm" svg:height="0.427cm" svg:x="2.531cm" svg:y="20.417cm">
          <text:p text:style-name="P2"><text:span text:style-name="T2">C</text:span></text:p>
        </draw:circle>
        <draw:frame draw:style-name="gr9" draw:text-style-name="P6" draw:layer="layout" svg:width="3.81cm" svg:height="1.115cm" svg:x="3.724cm" svg:y="22.185cm">
          <draw:text-box>
            <text:p text:style-name="P2"><text:span text:style-name="T5">Select an Adventure</text:span></text:p>
          </draw:text-box>
        </draw:frame>
        <draw:g>
          <draw:rect draw:style-name="gr11" draw:text-style-name="P1" draw:layer="layout" svg:width="0.817cm" svg:height="1.764cm" svg:x="3.866cm" svg:y="19.938cm">
            <text:p/>
          </draw:rect>
          <draw:line draw:style-name="gr12" draw:text-style-name="P2" draw:layer="layout" svg:x1="3.967cm" svg:y1="20.308cm" svg:x2="4.595cm" svg:y2="20.308cm">
            <text:p/>
          </draw:line>
          <draw:line draw:style-name="gr12" draw:text-style-name="P2" draw:layer="layout" svg:x1="3.967cm" svg:y1="20.561cm" svg:x2="4.595cm" svg:y2="20.561cm">
            <text:p/>
          </draw:line>
          <draw:line draw:style-name="gr12" draw:text-style-name="P2" draw:layer="layout" svg:x1="3.967cm" svg:y1="20.814cm" svg:x2="4.595cm" svg:y2="20.814cm">
            <text:p/>
          </draw:line>
          <draw:line draw:style-name="gr12" draw:text-style-name="P2" draw:layer="layout" svg:x1="3.967cm" svg:y1="21.066cm" svg:x2="4.595cm" svg:y2="21.066cm">
            <text:p/>
          </draw:line>
          <draw:line draw:style-name="gr12" draw:text-style-name="P2" draw:layer="layout" svg:x1="3.967cm" svg:y1="21.569cm" svg:x2="4.595cm" svg:y2="21.569cm">
            <text:p/>
          </draw:line>
          <draw:line draw:style-name="gr12" draw:text-style-name="P2" draw:layer="layout" svg:x1="3.967cm" svg:y1="21.319cm" svg:x2="4.595cm" svg:y2="21.319cm">
            <text:p/>
          </draw:line>
          <draw:line draw:style-name="gr12" draw:text-style-name="P2" draw:layer="layout" svg:x1="3.967cm" svg:y1="20.056cm" svg:x2="4.595cm" svg:y2="20.056cm">
            <text:p/>
          </draw:line>
        </draw:g>
        <draw:frame draw:style-name="gr14" draw:text-style-name="P7" draw:layer="layout" svg:width="2.159cm" svg:height="0.659cm" svg:x="3.54cm" svg:y="19.428cm">
          <draw:text-box>
            <text:p text:style-name="P2"><text:span text:style-name="T6">Adventures</text:span></text:p>
          </draw:text-box>
        </draw:frame>
        <draw:rect draw:style-name="gr4" draw:text-style-name="P8" draw:layer="layout" svg:width="1.904cm" svg:height="2.536cm" svg:x="13.558cm" svg:y="19.511cm">
          <text:p text:style-name="P2"><text:span text:style-name="T7">Town Portal </text:span></text:p>
          <text:p text:style-name="P2"><text:span text:style-name="T7">with </text:span></text:p>
          <text:p text:style-name="P2"><text:span text:style-name="T7">Building </text:span></text:p>
          <text:p text:style-name="P2"><text:span text:style-name="T7">Names</text:span></text:p>
        </draw:rect>
        <draw:frame draw:style-name="gr9" draw:text-style-name="P4" draw:layer="layout" svg:width="3.81cm" svg:height="0.963cm" svg:x="11.724cm" svg:y="22.185cm">
          <draw:text-box>
            <text:p text:style-name="P2"><text:span text:style-name="T2">View Town and Buildings of Adventure</text:span></text:p>
          </draw:text-box>
        </draw:frame>
        <draw:line draw:style-name="gr8" draw:text-style-name="P2" draw:layer="layout" svg:x1="8.142cm" svg:y1="20.286cm" svg:x2="11.16cm" svg:y2="20.286cm">
          <text:p/>
        </draw:line>
        <draw:frame draw:style-name="gr9" draw:text-style-name="P5" draw:layer="layout" svg:width="3.683cm" svg:height="0.645cm" svg:x="7.731cm" svg:y="20.313cm">
          <draw:text-box>
            <text:p><text:span text:style-name="T3">Selected Adventure</text:span></text:p>
          </draw:text-box>
        </draw:frame>
        <draw:rect draw:style-name="gr2" draw:text-style-name="P1" draw:layer="layout" svg:width="1.657cm" svg:height="1.846cm" svg:x="11.788cm" svg:y="19.576cm">
          <text:p/>
        </draw:rect>
        <draw:rect draw:style-name="gr5" draw:text-style-name="P9" draw:layer="layout" svg:width="1.651cm" svg:height="0.381cm" svg:x="11.789cm" svg:y="21.558cm">
          <text:p text:style-name="P2"><text:span text:style-name="T8">Command: ...</text:span></text:p>
        </draw:rect>
        <draw:frame draw:style-name="gr15" draw:text-style-name="P10" draw:layer="layout" svg:width="1.651cm" svg:height="2.004cm" svg:x="11.795cm" svg:y="19.543cm">
          <draw:text-box>
            <text:p text:style-name="P2"><text:span text:style-name="T9">Description of Town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</text:span><text:span text:style-name="T10">…...............</text:span></text:p>
            <text:p><text:span text:style-name="T11">…</text:span><text:span text:style-name="T11">..............</text:span><text:span text:style-name="T9">.</text:span></text:p>
          </draw:text-box>
        </draw:frame>
        <draw:frame draw:style-name="gr16" draw:layer="layout" svg:width="11.208cm" svg:height="1.593cm" svg:x="9.382cm" svg:y="1.035cm">
          <draw:text-box>
            <text:p>Navigational Map for A00. Initialize</text:p>
            <text:p text:style-name="P2"><text:span text:style-name="T12">Opening Screens</text:span></text:p>
          </draw:text-box>
        </draw:frame>
        <draw:line draw:style-name="gr8" draw:text-style-name="P2" draw:layer="layout" svg:x1="16.143cm" svg:y1="20.136cm" svg:x2="19.161cm" svg:y2="20.136cm">
          <text:p/>
        </draw:line>
        <draw:frame draw:style-name="gr9" draw:text-style-name="P5" draw:layer="layout" svg:width="4.064cm" svg:height="1.039cm" svg:x="15.986cm" svg:y="20.163cm">
          <draw:text-box>
            <text:p><text:span text:style-name="T3">Select Building or Arena – see page 2</text:span></text:p>
          </draw:text-box>
        </draw:frame>
        <draw:line draw:style-name="gr8" draw:text-style-name="P2" draw:layer="layout" svg:x1="16.113cm" svg:y1="10.525cm" svg:x2="17.383cm" svg:y2="10.494cm">
          <text:p/>
        </draw:line>
        <draw:frame draw:style-name="gr9" draw:text-style-name="P5" draw:layer="layout" svg:width="2.384cm" svg:height="1.039cm" svg:x="17.942cm" svg:y="9.959cm">
          <draw:text-box>
            <text:p><text:span text:style-name="T3">Return to Home Page</text:span></text:p>
          </draw:text-box>
        </draw:frame>
        <draw:line draw:style-name="gr8" draw:text-style-name="P2" draw:layer="layout" svg:x1="8.113cm" svg:y1="15.526cm" svg:x2="9.383cm" svg:y2="15.495cm">
          <text:p/>
        </draw:line>
        <draw:frame draw:style-name="gr9" draw:text-style-name="P5" draw:layer="layout" svg:width="2.384cm" svg:height="1.039cm" svg:x="9.942cm" svg:y="14.96cm">
          <draw:text-box>
            <text:p><text:span text:style-name="T3">Return to Home Page</text:span></text:p>
          </draw:text-box>
        </draw:frame>
      </draw:page>
      <draw:page draw:name="page2" draw:style-name="dp1" draw:master-page-name="Default">
        <draw:frame draw:style-name="gr16" draw:layer="layout" svg:width="11.208cm" svg:height="1.593cm" svg:x="9.382cm" svg:y="1.035cm">
          <draw:text-box>
            <text:p>Navigational Map for A00. Initialize</text:p>
            <text:p text:style-name="P2"><text:span text:style-name="T12">Building Slides</text:span></text:p>
          </draw:text-box>
        </draw:frame>
        <draw:rect draw:style-name="gr1" draw:text-style-name="P1" draw:layer="layout" svg:width="1.905cm" svg:height="2.54cm" svg:x="5.3cm" svg:y="5.302cm">
          <text:p/>
        </draw:rect>
        <draw:rect draw:style-name="gr4" draw:text-style-name="P8" draw:layer="layout" svg:width="1.904cm" svg:height="2.536cm" svg:x="7.216cm" svg:y="5.307cm">
          <text:p text:style-name="P2"><text:span text:style-name="T7">Exterior</text:span></text:p>
          <text:p text:style-name="P2"><text:span text:style-name="T7">Image</text:span></text:p>
          <text:p text:style-name="P2"><text:span text:style-name="T7">of</text:span></text:p>
          <text:p text:style-name="P2"><text:span text:style-name="T7">Building</text:span></text:p>
          <text:p text:style-name="P2"><text:span text:style-name="T7">Selected</text:span></text:p>
        </draw:rect>
        <draw:frame draw:style-name="gr9" draw:text-style-name="P4" draw:layer="layout" svg:width="3.81cm" svg:height="0.631cm" svg:x="5.382cm" svg:y="7.981cm">
          <draw:text-box>
            <text:p text:style-name="P2"><text:span text:style-name="T2">Exterior Building View</text:span></text:p>
          </draw:text-box>
        </draw:frame>
        <draw:line draw:style-name="gr8" draw:text-style-name="P2" draw:layer="layout" svg:x1="1.8cm" svg:y1="6.082cm" svg:x2="4.818cm" svg:y2="6.082cm">
          <text:p/>
        </draw:line>
        <draw:frame draw:style-name="gr9" draw:text-style-name="P5" draw:layer="layout" svg:width="3.175cm" svg:height="0.645cm" svg:x="1.643cm" svg:y="6.109cm">
          <draw:text-box>
            <text:p><text:span text:style-name="T3">Select Building</text:span></text:p>
          </draw:text-box>
        </draw:frame>
        <draw:rect draw:style-name="gr2" draw:text-style-name="P1" draw:layer="layout" svg:width="1.657cm" svg:height="1.846cm" svg:x="5.446cm" svg:y="5.372cm">
          <text:p/>
        </draw:rect>
        <draw:rect draw:style-name="gr5" draw:text-style-name="P9" draw:layer="layout" svg:width="1.651cm" svg:height="0.381cm" svg:x="5.447cm" svg:y="7.354cm">
          <text:p text:style-name="P2"><text:span text:style-name="T8">Command: ...</text:span></text:p>
        </draw:rect>
        <draw:frame draw:style-name="gr15" draw:text-style-name="P10" draw:layer="layout" svg:width="1.651cm" svg:height="2.004cm" svg:x="5.453cm" svg:y="5.339cm">
          <draw:text-box>
            <text:p text:style-name="P2"><text:span text:style-name="T9">Description of Building's exterior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</draw:text-box>
        </draw:frame>
        <draw:line draw:style-name="gr8" draw:text-style-name="P2" draw:layer="layout" svg:x1="9.801cm" svg:y1="5.932cm" svg:x2="12.819cm" svg:y2="5.932cm">
          <text:p/>
        </draw:line>
        <draw:rect draw:style-name="gr1" draw:text-style-name="P1" draw:layer="layout" svg:width="1.905cm" svg:height="2.54cm" svg:x="13.599cm" svg:y="5.301cm">
          <text:p/>
        </draw:rect>
        <draw:rect draw:style-name="gr4" draw:text-style-name="P8" draw:layer="layout" svg:width="1.904cm" svg:height="2.536cm" svg:x="15.515cm" svg:y="5.306cm">
          <text:p text:style-name="P2"><text:span text:style-name="T7">Interior</text:span></text:p>
          <text:p text:style-name="P2"><text:span text:style-name="T7">Image</text:span></text:p>
          <text:p text:style-name="P2"><text:span text:style-name="T7">of</text:span></text:p>
          <text:p text:style-name="P2"><text:span text:style-name="T7">Building</text:span></text:p>
          <text:p text:style-name="P2"><text:span text:style-name="T7">Selected</text:span></text:p>
        </draw:rect>
        <draw:frame draw:style-name="gr9" draw:text-style-name="P4" draw:layer="layout" svg:width="3.81cm" svg:height="0.631cm" svg:x="13.681cm" svg:y="7.98cm">
          <draw:text-box>
            <text:p text:style-name="P2"><text:span text:style-name="T2">Interior Building View</text:span></text:p>
          </draw:text-box>
        </draw:frame>
        <draw:rect draw:style-name="gr2" draw:text-style-name="P1" draw:layer="layout" svg:width="1.657cm" svg:height="1.846cm" svg:x="13.745cm" svg:y="5.371cm">
          <text:p/>
        </draw:rect>
        <draw:rect draw:style-name="gr5" draw:text-style-name="P9" draw:layer="layout" svg:width="1.651cm" svg:height="0.381cm" svg:x="13.746cm" svg:y="7.353cm">
          <text:p text:style-name="P2"><text:span text:style-name="T8">Command: ...</text:span></text:p>
        </draw:rect>
        <draw:frame draw:style-name="gr15" draw:text-style-name="P10" draw:layer="layout" svg:width="1.651cm" svg:height="2.004cm" svg:x="13.752cm" svg:y="5.338cm">
          <draw:text-box>
            <text:p text:style-name="P2"><text:span text:style-name="T9">Description of Building's interior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</draw:text-box>
        </draw:frame>
        <draw:frame draw:style-name="gr9" draw:text-style-name="P5" draw:layer="layout" svg:width="4.191cm" svg:height="1.039cm" svg:x="9.263cm" svg:y="6.11cm">
          <draw:text-box>
            <text:p><text:span text:style-name="T3">ENTER command or select Building exterior</text:span></text:p>
          </draw:text-box>
        </draw:frame>
        <draw:path draw:style-name="gr17" draw:text-style-name="P2" draw:layer="layout" svg:width="0.919cm" svg:height="0.893cm" draw:transform="skewX (0.0486946861306326) rotate (-2.28289066160934) translate (19.5171792169973cm 6.01561725924609cm)" svg:viewBox="0 0 920 894" svg:d="m433 889c112 18 230-19 309-94 69-65 158-110 173-229 13-112 0-223-49-324-41-85-81-186-184-215-108-30-221-37-342-10-115 26-171 90-246 149-102 80-60 222-94 330l34 91">
          <text:p/>
        </draw:path>
        <draw:frame draw:style-name="gr9" draw:text-style-name="P4" draw:layer="layout" svg:width="2.567cm" svg:height="1.675cm" svg:x="17.823cm" svg:y="6.628cm">
          <draw:text-box>
            <text:p text:style-name="P2"><text:span text:style-name="T2">Return to Town Portal after Transactions</text:span></text:p>
          </draw:text-box>
        </draw:frame>
        <draw:rect draw:style-name="gr1" draw:text-style-name="P1" draw:layer="layout" svg:width="1.905cm" svg:height="2.54cm" svg:x="5.301cm" svg:y="11.902cm">
          <text:p/>
        </draw:rect>
        <draw:rect draw:style-name="gr4" draw:text-style-name="P8" draw:layer="layout" svg:width="1.904cm" svg:height="2.536cm" svg:x="7.217cm" svg:y="11.907cm">
          <text:p text:style-name="P2"><text:span text:style-name="T7">Exterior</text:span></text:p>
          <text:p text:style-name="P2"><text:span text:style-name="T7">Image</text:span></text:p>
          <text:p text:style-name="P2"><text:span text:style-name="T7">of</text:span></text:p>
          <text:p text:style-name="P2"><text:span text:style-name="T7">Arena</text:span></text:p>
        </draw:rect>
        <draw:frame draw:style-name="gr9" draw:text-style-name="P4" draw:layer="layout" svg:width="3.81cm" svg:height="0.631cm" svg:x="5.383cm" svg:y="14.581cm">
          <draw:text-box>
            <text:p text:style-name="P2"><text:span text:style-name="T2">Exterior Arena View</text:span></text:p>
          </draw:text-box>
        </draw:frame>
        <draw:line draw:style-name="gr8" draw:text-style-name="P2" draw:layer="layout" svg:x1="1.801cm" svg:y1="12.682cm" svg:x2="4.819cm" svg:y2="12.682cm">
          <text:p/>
        </draw:line>
        <draw:frame draw:style-name="gr9" draw:text-style-name="P5" draw:layer="layout" svg:width="3.175cm" svg:height="0.645cm" svg:x="1.644cm" svg:y="12.709cm">
          <draw:text-box>
            <text:p><text:span text:style-name="T3">Select Arena</text:span></text:p>
          </draw:text-box>
        </draw:frame>
        <draw:rect draw:style-name="gr2" draw:text-style-name="P1" draw:layer="layout" svg:width="1.657cm" svg:height="1.846cm" svg:x="5.447cm" svg:y="11.972cm">
          <text:p/>
        </draw:rect>
        <draw:rect draw:style-name="gr5" draw:text-style-name="P9" draw:layer="layout" svg:width="1.651cm" svg:height="0.381cm" svg:x="5.448cm" svg:y="13.954cm">
          <text:p text:style-name="P2"><text:span text:style-name="T8">Command: ...</text:span></text:p>
        </draw:rect>
        <draw:frame draw:style-name="gr15" draw:text-style-name="P10" draw:layer="layout" svg:width="1.651cm" svg:height="2.004cm" svg:x="5.454cm" svg:y="11.939cm">
          <draw:text-box>
            <text:p text:style-name="P2"><text:span text:style-name="T9">Description of Adventure and Arena's</text:span></text:p>
            <text:p text:style-name="P2"><text:span text:style-name="T9">exterior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</draw:text-box>
        </draw:frame>
        <draw:line draw:style-name="gr8" draw:text-style-name="P2" draw:layer="layout" svg:x1="9.802cm" svg:y1="12.532cm" svg:x2="12.82cm" svg:y2="12.532cm">
          <text:p/>
        </draw:line>
        <draw:rect draw:style-name="gr1" draw:text-style-name="P1" draw:layer="layout" svg:width="1.905cm" svg:height="2.54cm" svg:x="13.6cm" svg:y="11.901cm">
          <text:p/>
        </draw:rect>
        <draw:rect draw:style-name="gr4" draw:text-style-name="P8" draw:layer="layout" svg:width="1.904cm" svg:height="2.536cm" svg:x="15.516cm" svg:y="11.906cm">
          <text:p text:style-name="P2"><text:span text:style-name="T7">2-D view</text:span></text:p>
          <text:p text:style-name="P2"><text:span text:style-name="T7">of Room 0</text:span></text:p>
        </draw:rect>
        <draw:frame draw:style-name="gr9" draw:text-style-name="P4" draw:layer="layout" svg:width="3.81cm" svg:height="1.319cm" svg:x="13.682cm" svg:y="14.58cm">
          <draw:text-box>
            <text:p text:style-name="P2"><text:span text:style-name="T2">Room 0 of Arena</text:span></text:p>
            <text:p text:style-name="P2"><text:span text:style-name="T2">(all other rooms have same layout)</text:span></text:p>
          </draw:text-box>
        </draw:frame>
        <draw:rect draw:style-name="gr2" draw:text-style-name="P1" draw:layer="layout" svg:width="1.657cm" svg:height="1.846cm" svg:x="13.746cm" svg:y="11.971cm">
          <text:p/>
        </draw:rect>
        <draw:rect draw:style-name="gr5" draw:text-style-name="P9" draw:layer="layout" svg:width="1.651cm" svg:height="0.381cm" svg:x="13.747cm" svg:y="13.953cm">
          <text:p text:style-name="P2"><text:span text:style-name="T8">Command: ...</text:span></text:p>
        </draw:rect>
        <draw:frame draw:style-name="gr15" draw:text-style-name="P10" draw:layer="layout" svg:width="1.651cm" svg:height="2.004cm" svg:x="13.753cm" svg:y="11.938cm">
          <draw:text-box>
            <text:p text:style-name="P2"><text:span text:style-name="T9">Description of Room 0 (Entrance/ Exit)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  <text:p text:style-name="P2"><text:span text:style-name="T9">…</text:span><text:span text:style-name="T9">...............</text:span></text:p>
          </draw:text-box>
        </draw:frame>
        <draw:frame draw:style-name="gr9" draw:text-style-name="P5" draw:layer="layout" svg:width="4.191cm" svg:height="1.039cm" svg:x="9.264cm" svg:y="12.71cm">
          <draw:text-box>
            <text:p><text:span text:style-name="T3">ENTER command or select Arena exterior</text:span></text:p>
          </draw:text-box>
        </draw:frame>
        <draw:path draw:style-name="gr17" draw:text-style-name="P2" draw:layer="layout" svg:width="0.919cm" svg:height="0.893cm" draw:transform="skewX (0.0486946861306326) rotate (-2.28289066160934) translate (19.5181792169973cm 12.6156172592461cm)" svg:viewBox="0 0 920 894" svg:d="m433 889c112 18 230-19 309-94 69-65 158-110 173-229 13-112 0-223-49-324-41-85-81-186-184-215-108-30-221-37-342-10-115 26-171 90-246 149-102 80-60 222-94 330l34 91">
          <text:p/>
        </draw:path>
        <draw:frame draw:style-name="gr9" draw:text-style-name="P4" draw:layer="layout" svg:width="2.567cm" svg:height="1.675cm" svg:x="17.824cm" svg:y="13.129cm">
          <draw:text-box>
            <text:p text:style-name="P2"><text:span text:style-name="T2">Return to Town Portal only from Room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C </meta:initial-creator>
    <meta:creation-date>2013-11-01T22:26:54</meta:creation-date>
    <meta:generator>OpenOffice.org/3.4$Unix OpenOffice.org_project/340m1$Build-9590</meta:generator>
    <dc:date>2013-11-02T13:30:58</dc:date>
    <dc:creator>ABC </dc:creator>
    <meta:editing-duration>PT1H20M15S</meta:editing-duration>
    <meta:editing-cycles>10</meta:editing-cycles>
    <meta:printed-by>ABC </meta:printed-by>
    <meta:print-date>2013-11-01T23:18:45</meta:print-date>
    <meta:document-statistic meta:object-count="115"/>
  </office:meta>
</office:document-meta>
</file>